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entury Schoolbook L" svg:font-family="'Century Schoolbook L'" style:font-family-generic="roman" style:font-pitch="variable"/>
    <style:font-face style:name="Courier 10 Pitch" svg:font-family="'Courier 10 Pitch'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1.676cm"/>
    </style:style>
    <style:style style:name="Tableau1.C" style:family="table-column">
      <style:table-column-properties style:column-width="4.189cm"/>
    </style:style>
    <style:style style:name="Tableau1.D" style:family="table-column">
      <style:table-column-properties style:column-width="3.969cm"/>
    </style:style>
    <style:style style:name="Tableau1.E" style:family="table-column">
      <style:table-column-properties style:column-width="1.72cm"/>
    </style:style>
    <style:style style:name="Tableau1.F" style:family="table-column">
      <style:table-column-properties style:column-width="3.771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E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Standard">
      <loext:graphic-properties draw:fill="solid" draw:fill-color="#ffcc99" draw:opacity="100%"/>
      <style:paragraph-properties fo:text-align="center" style:justify-single-word="false" fo:background-color="#ffcc99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Century Schoolbook L" fo:font-style="italic" style:font-style-asian="italic" style:font-style-complex="italic"/>
    </style:style>
    <style:style style:name="P3" style:family="paragraph" style:parent-style-name="Standard">
      <style:paragraph-properties fo:padding="0.049cm" fo:border="0.06pt solid #000000" style:shadow="#808080 0.18cm 0.18cm"/>
      <style:text-properties style:font-name="Courier 10 Pitch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text-properties officeooo:rsid="00023981" officeooo:paragraph-rsid="00023981"/>
    </style:style>
    <style:style style:name="P7" style:family="paragraph" style:parent-style-name="Table_20_Contents">
      <style:text-properties officeooo:rsid="00033022" officeooo:paragraph-rsid="00033022"/>
    </style:style>
    <style:style style:name="P8" style:family="paragraph" style:parent-style-name="Standard" style:list-style-name="L1">
      <style:text-properties style:font-name="Century Schoolbook L" fo:font-style="italic" style:font-style-asian="italic" style:font-style-complex="italic"/>
    </style:style>
    <style:style style:name="P9" style:family="paragraph" style:parent-style-name="Standard" style:list-style-name="L2">
      <style:text-properties style:font-name="Century Schoolbook L" fo:font-style="italic" style:font-style-asian="italic" style:font-style-complex="italic"/>
    </style:style>
    <style:style style:name="P10" style:family="paragraph" style:parent-style-name="Table_20_Contents">
      <style:text-properties officeooo:rsid="0005e5b6" officeooo:paragraph-rsid="0005e5b6"/>
    </style:style>
    <style:style style:name="P11" style:family="paragraph" style:parent-style-name="Table_20_Contents">
      <style:paragraph-properties fo:text-align="center" style:justify-single-word="false"/>
      <style:text-properties officeooo:rsid="0005e5b6" officeooo:paragraph-rsid="0005e5b6"/>
    </style:style>
    <style:style style:name="T1" style:family="text">
      <style:text-properties officeooo:rsid="000320ce"/>
    </style:style>
    <style:style style:name="T2" style:family="text">
      <style:text-properties officeooo:rsid="0004cfbd"/>
    </style:style>
    <style:style style:name="T3" style:family="text">
      <style:text-properties officeooo:rsid="0004eaef"/>
    </style:style>
    <style:style style:name="T4" style:family="text">
      <style:text-properties officeooo:rsid="0005e5b6"/>
    </style:style>
    <style:style style:name="T5" style:family="text">
      <style:text-properties officeooo:rsid="0007bcd9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D XML (DTD et XML)</text:p>
      <text:p text:style-name="Standard"/>
      <text:list xml:id="list1920945316" text:style-name="Numbering_20_1">
        <text:list-item>
          <text:p text:style-name="question">Définissez un objet de votre choix en XML.</text:p>
        </text:list-item>
        <text:list-item>
          <text:p text:style-name="question">Donnez le DTD correspondant.</text:p>
        </text:list-item>
      </text:list>
      <text:p text:style-name="Standard"/>
      <text:p text:style-name="Standard">Pour vérifier que votre XML est cohérent par rapport à votre DTD, vous utiliserez <text:span text:style-name="T1">l'outil de vérification de netbeans</text:span>.</text:p>
      <text:p text:style-name="Standard"><text:span text:style-name="T2">Autre possibilité si vous ne disposez pas de netbeans, <text:s/>e</text:span>n ligne de commande, <text:span text:style-name="T2">attention le paquet libxml2-utils doit être installé sur votre poste </text:span>:</text:p>
      <text:p text:style-name="P3">xmllint --dtdvalid votreFichier.dtd votreFichier.xml</text:p>
      <text:p text:style-name="Standard"/>
      <text:p text:style-name="Standard">On souhaite modéliser une bibliothèque avec le langage XML.</text:p>
      <text:p text:style-name="Standard">Voici la description d'une bibliothèque.</text:p>
      <text:list xml:id="list4225515153" text:style-name="L1">
        <text:list-item>
          <text:p text:style-name="P8">Une bibliothèque est composée d’une ou plusieurs allées.</text:p>
        </text:list-item>
        <text:list-item>
          <text:p text:style-name="P8">Chaque allée contient un ou plusieurs rayons.</text:p>
        </text:list-item>
        <text:list-item>
          <text:p text:style-name="P8">Une allée doit avoir un numéro.</text:p>
        </text:list-item>
        <text:list-item>
          <text:p text:style-name="P8">Chaque rayon possède ou non des ouvrages.</text:p>
        </text:list-item>
        <text:list-item>
          <text:p text:style-name="P8">Un rayon peut éventuellement posséder un numéro.</text:p>
        </text:list-item>
        <text:list-item>
          <text:p text:style-name="P8">Un ouvrage est identifié grâce à son titre, éventuellement son auteur et éventuellement son numéro(par exemple pour des périodiques ou des sagas).</text:p>
        </text:list-item>
        <text:list-item>
          <text:p text:style-name="P8">Chaque ouvrage fait partie d'un des types suivants :</text:p>
        </text:list-item>
      </text:list>
      <text:list xml:id="list2547835943" text:style-name="L2">
        <text:list-item>
          <text:p text:style-name="P9">littérature</text:p>
        </text:list-item>
        <text:list-item>
          <text:p text:style-name="P9">manuelScolaire</text:p>
        </text:list-item>
        <text:list-item>
          <text:p text:style-name="P9">périodique</text:p>
        </text:list-item>
        <text:list-item>
          <text:p text:style-name="P9">scienceEtTechnique</text:p>
        </text:list-item>
      </text:list>
      <text:list xml:id="list105920550063913" text:continue-list="list4225515153" text:style-name="L1">
        <text:list-item>
          <text:p text:style-name="P8">Par défaut un ouvrage sera considéré comme faisant partie du type littérature.</text:p>
        </text:list-item>
      </text:list>
      <text:p text:style-name="P2"/>
      <text:list xml:id="list105920970633904" text:continue-list="list1920945316" text:style-name="Numbering_20_1">
        <text:list-item>
          <text:p text:style-name="question">Donnez le DTD correspondant au descriptif ci-dessus.</text:p>
        </text:list-item>
      </text:list>
      <text:p text:style-name="Standard"/>
      <text:p text:style-name="Standard">Soit les ouvrages suivants :</text:p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94642397675872">
          <table:table-cell table:style-name="Tableau1.A1" office:value-type="string">
            <text:p text:style-name="P5"><text:span text:style-name="T5">N</text:span>uméro <text:span text:style-name="T5">A</text:span>llée</text:p>
          </table:table-cell>
          <table:table-cell table:style-name="Tableau1.A1" office:value-type="string">
            <text:p text:style-name="P5"><text:span text:style-name="T5">N</text:span>uméro <text:span text:style-name="T5">R</text:span>ayon</text:p>
          </table:table-cell>
          <table:table-cell table:style-name="Tableau1.A1" office:value-type="string">
            <text:p text:style-name="P5"><text:span text:style-name="T5">N</text:span>om <text:span text:style-name="T5">O</text:span>uvrage</text:p>
          </table:table-cell>
          <table:table-cell table:style-name="Tableau1.A1" office:value-type="string">
            <text:p text:style-name="P5"><text:span text:style-name="T5">A</text:span>uteur</text:p>
          </table:table-cell>
          <table:table-cell table:style-name="Tableau1.A1" office:value-type="string">
            <text:p text:style-name="P5"><text:span text:style-name="T5">N</text:span>uméro</text:p>
          </table:table-cell>
          <table:table-cell table:style-name="Tableau1.F1" office:value-type="string">
            <text:p text:style-name="P5"><text:span text:style-name="T5">T</text:span>ype <text:span text:style-name="T5">O</text:span>uvrage</text:p>
          </table:table-cell>
        </table:table-row>
        <table:table-row table:style-name="TableLine94642398734704">
          <table:table-cell table:style-name="Tableau1.A2" office:value-type="string">
            <text:p text:style-name="P11">A</text:p>
          </table:table-cell>
          <table:table-cell table:style-name="Tableau1.A2" office:value-type="string">
            <text:p text:style-name="P11">A</text:p>
          </table:table-cell>
          <table:table-cell table:style-name="Tableau1.A2" office:value-type="string">
            <text:p text:style-name="Table_20_Contents">Le <text:span text:style-name="T4">P</text:span>apillon <text:span text:style-name="T4">D</text:span>es <text:span text:style-name="T4">É</text:span>toiles</text:p>
          </table:table-cell>
          <table:table-cell table:style-name="Tableau1.A2" office:value-type="string">
            <text:p text:style-name="Table_20_Contents">Bernard WERBER</text:p>
          </table:table-cell>
          <table:table-cell table:style-name="Tableau1.A2" office:value-type="string">
            <text:p text:style-name="P4"/>
          </table:table-cell>
          <table:table-cell table:style-name="Tableau1.F2" office:value-type="string">
            <text:p text:style-name="P10">Littérature</text:p>
          </table:table-cell>
        </table:table-row>
        <table:table-row table:style-name="TableLine94642398738736">
          <table:table-cell table:style-name="Tableau1.A2" office:value-type="string">
            <text:p text:style-name="P11">A</text:p>
          </table:table-cell>
          <table:table-cell table:style-name="Tableau1.A2" office:value-type="string">
            <text:p text:style-name="P11">A</text:p>
          </table:table-cell>
          <table:table-cell table:style-name="Tableau1.A2" office:value-type="string">
            <text:p text:style-name="Table_20_Contents">Les Formes <text:span text:style-name="T4">D</text:span>e <text:span text:style-name="T4">B</text:span>ase</text:p>
          </table:table-cell>
          <table:table-cell table:style-name="Tableau1.A2" office:value-type="string">
            <text:p text:style-name="Table_20_Contents">Daniele <text:span text:style-name="T4">DUMONT</text:span></text:p>
          </table:table-cell>
          <table:table-cell table:style-name="Tableau1.A2" office:value-type="string">
            <text:p text:style-name="P4"/>
          </table:table-cell>
          <table:table-cell table:style-name="Tableau1.F2" office:value-type="string">
            <text:p text:style-name="Table_20_Contents"><text:span text:style-name="T4">M</text:span>anuelScolaire</text:p>
          </table:table-cell>
        </table:table-row>
        <table:table-row table:style-name="TableLine94642398741008">
          <table:table-cell table:style-name="Tableau1.A2" office:value-type="string">
            <text:p text:style-name="P11">A</text:p>
          </table:table-cell>
          <table:table-cell table:style-name="Tableau1.A2" office:value-type="string">
            <text:p text:style-name="P11">A</text:p>
          </table:table-cell>
          <table:table-cell table:style-name="Tableau1.A2" office:value-type="string">
            <text:p text:style-name="Table_20_Contents">XML <text:span text:style-name="T4">E</text:span>t XSL : Les <text:span text:style-name="T4">F</text:span>euilles <text:span text:style-name="T4">D</text:span>e <text:span text:style-name="T4">S</text:span>tyle XML</text:p>
          </table:table-cell>
          <table:table-cell table:style-name="Tableau1.A2" office:value-type="string">
            <text:p text:style-name="Table_20_Contents">Cyril <text:span text:style-name="T4">VINCENT</text:span></text:p>
          </table:table-cell>
          <table:table-cell table:style-name="Tableau1.A2" office:value-type="string">
            <text:p text:style-name="P4"/>
          </table:table-cell>
          <table:table-cell table:style-name="Tableau1.F2" office:value-type="string">
            <text:p text:style-name="Table_20_Contents"><text:span text:style-name="T4">S</text:span>cienceEtTechnique</text:p>
          </table:table-cell>
        </table:table-row>
        <table:table-row table:style-name="TableLine94642398743328">
          <table:table-cell table:style-name="Tableau1.A2" office:value-type="string">
            <text:p text:style-name="P11">A</text:p>
          </table:table-cell>
          <table:table-cell table:style-name="Tableau1.A2" office:value-type="string">
            <text:p text:style-name="P11">B</text:p>
          </table:table-cell>
          <table:table-cell table:style-name="Tableau1.A2" office:value-type="string">
            <text:p text:style-name="Table_20_Contents">LINUX Magazine</text:p>
          </table:table-cell>
          <table:table-cell table:style-name="Tableau1.A2" office:value-type="string">
            <text:p text:style-name="Table_20_Contents"/>
          </table:table-cell>
          <table:table-cell table:style-name="Tableau1.E5" office:value-type="float" office:value="102">
            <text:p text:style-name="P4">102</text:p>
          </table:table-cell>
          <table:table-cell table:style-name="Tableau1.F2" office:value-type="string">
            <text:p text:style-name="P10"><text:bookmark-start text:name="__DdeLink__250_817498819"/>Périodique<text:bookmark-end text:name="__DdeLink__250_817498819"/></text:p>
          </table:table-cell>
        </table:table-row>
        <table:table-row table:style-name="TableLine94642398746256">
          <table:table-cell table:style-name="Tableau1.A2" office:value-type="string">
            <text:p text:style-name="P11">A</text:p>
          </table:table-cell>
          <table:table-cell table:style-name="Tableau1.A2" office:value-type="string">
            <text:p text:style-name="P11">B</text:p>
          </table:table-cell>
          <table:table-cell table:style-name="Tableau1.A2" office:value-type="string">
            <text:p text:style-name="P6">Closer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4"/>
          </table:table-cell>
          <table:table-cell table:style-name="Tableau1.F2" office:value-type="string">
            <text:p text:style-name="P10">Périodique</text:p>
          </table:table-cell>
        </table:table-row>
        <table:table-row table:style-name="TableLine94642398748528">
          <table:table-cell table:style-name="Tableau1.A2" office:value-type="string">
            <text:p text:style-name="P11">A</text:p>
          </table:table-cell>
          <table:table-cell table:style-name="Tableau1.A2" office:value-type="string">
            <text:p text:style-name="P11">B</text:p>
          </table:table-cell>
          <table:table-cell table:style-name="Tableau1.A2" office:value-type="string">
            <text:p text:style-name="Table_20_Contents">Harry Potter</text:p>
          </table:table-cell>
          <table:table-cell table:style-name="Tableau1.A2" office:value-type="string">
            <text:p text:style-name="Table_20_Contents">JK <text:span text:style-name="T4">ROWLING</text:span></text:p>
          </table:table-cell>
          <table:table-cell table:style-name="Tableau1.E5" office:value-type="float" office:value="1">
            <text:p text:style-name="P4">1</text:p>
          </table:table-cell>
          <table:table-cell table:style-name="Tableau1.F2" office:value-type="string">
            <text:p text:style-name="P10">Littérature</text:p>
          </table:table-cell>
        </table:table-row>
        <table:table-row table:style-name="TableLine94642398751280">
          <table:table-cell table:style-name="Tableau1.A2" office:value-type="string">
            <text:p text:style-name="P11">B</text:p>
          </table:table-cell>
          <table:table-cell table:style-name="Tableau1.A2" office:value-type="string">
            <text:p text:style-name="P11">A</text:p>
          </table:table-cell>
          <table:table-cell table:style-name="Tableau1.A2" office:value-type="string">
            <text:p text:style-name="Table_20_Contents">Jeu <text:span text:style-name="T4">D</text:span>e <text:span text:style-name="T4">N</text:span>ains</text:p>
          </table:table-cell>
          <table:table-cell table:style-name="Tableau1.A2" office:value-type="string">
            <text:p text:style-name="Table_20_Contents">Terry <text:span text:style-name="T4">PRATCHETT</text:span></text:p>
          </table:table-cell>
          <table:table-cell table:style-name="Tableau1.A2" office:value-type="string">
            <text:p text:style-name="P4">31</text:p>
          </table:table-cell>
          <table:table-cell table:style-name="Tableau1.F2" office:value-type="string">
            <text:p text:style-name="P10">Littérature</text:p>
          </table:table-cell>
        </table:table-row>
        <table:table-row table:style-name="TableLine94642398754128">
          <table:table-cell table:style-name="Tableau1.A2" office:value-type="string">
            <text:p text:style-name="P11">B</text:p>
          </table:table-cell>
          <table:table-cell table:style-name="Tableau1.A2" office:value-type="string">
            <text:p text:style-name="P11">B</text:p>
          </table:table-cell>
          <table:table-cell table:style-name="Tableau1.A2" office:value-type="string">
            <text:p text:style-name="P7">Fondation</text:p>
          </table:table-cell>
          <table:table-cell table:style-name="Tableau1.A2" office:value-type="string">
            <text:p text:style-name="P7">Isaac <text:span text:style-name="T4">ASIMOV</text:span></text:p>
          </table:table-cell>
          <table:table-cell table:style-name="Tableau1.A2" office:value-type="string">
            <text:p text:style-name="P4">2</text:p>
          </table:table-cell>
          <table:table-cell table:style-name="Tableau1.F2" office:value-type="string">
            <text:p text:style-name="P10">Littérature</text:p>
          </table:table-cell>
        </table:table-row>
        <table:table-row table:style-name="TableLine94642398756832">
          <table:table-cell table:style-name="Tableau1.A2" office:value-type="string">
            <text:p text:style-name="P11">B</text:p>
          </table:table-cell>
          <table:table-cell table:style-name="Tableau1.A2" office:value-type="string">
            <text:p text:style-name="P11">B</text:p>
          </table:table-cell>
          <table:table-cell table:style-name="Tableau1.A2" office:value-type="string">
            <text:p text:style-name="Table_20_Contents"><text:bookmark-start text:name="__DdeLink__227_2067052511"/>Ajax, jQuery <text:span text:style-name="T4">E</text:span>t PH<text:bookmark-end text:name="__DdeLink__227_2067052511"/><text:span text:style-name="T4">P</text:span></text:p>
          </table:table-cell>
          <table:table-cell table:style-name="Tableau1.A2" office:value-type="string">
            <text:p text:style-name="Table_20_Contents">Jean-<text:span text:style-name="T4">M</text:span>arie D<text:span text:style-name="T4">EFRANCE</text:span></text:p>
          </table:table-cell>
          <table:table-cell table:style-name="Tableau1.E5">
            <text:p text:style-name="P4"/>
          </table:table-cell>
          <table:table-cell table:style-name="Tableau1.F2" office:value-type="string">
            <text:p text:style-name="Table_20_Contents"><text:span text:style-name="T4">S</text:span>cienceEtTechnique</text:p>
          </table:table-cell>
        </table:table-row>
      </table:table>
      <text:p text:style-name="Standard"/>
      <text:list xml:id="list105920991950122" text:continue-numbering="true" text:style-name="Numbering_20_1">
        <text:list-item>
          <text:p text:style-name="question">Donnez le code XML correspondant à la bibliothèque décrite ci-dessu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entury Schoolbook L" svg:font-family="'Century Schoolbook L'" style:font-family-generic="roman" style:font-pitch="variable"/>
    <style:font-face style:name="Courier 10 Pitch" svg:font-family="'Courier 10 Pitch'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estion" style:family="paragraph" style:parent-style-name="Standard" style:list-style-name="Numbering_20_1">
      <loext:graphic-properties draw:fill="solid" draw:fill-color="#ffffcc" draw:opacity="100%"/>
      <style:paragraph-properties fo:background-color="#ffffcc" fo:padding="0.049cm" fo:border="0.06pt solid #000000" style:shadow="none"/>
      <style:text-properties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0-09-06T12:49:14</meta:creation-date>
    <dc:date>2022-09-08T10:59:18.564729288</dc:date>
    <meta:editing-duration>PT2H43M9S</meta:editing-duration>
    <meta:editing-cycles>21</meta:editing-cycles>
    <meta:generator>LibreOffice/7.3.5.2$Linux_X86_64 LibreOffice_project/30$Build-2</meta:generator>
    <meta:document-statistic meta:table-count="1" meta:image-count="0" meta:object-count="0" meta:page-count="1" meta:paragraph-count="76" meta:word-count="284" meta:character-count="1670" meta:non-whitespace-character-count="1478"/>
  </office:meta>
</office:document-meta>
</file>